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A9000004A9A0468A91.png" manifest:media-type="image/png"/>
  <manifest:file-entry manifest:full-path="Pictures/10000000000001BD0000012622A566B5.png" manifest:media-type="image/png"/>
  <manifest:file-entry manifest:full-path="Pictures/10000000000003570000023758B04BD5.png" manifest:media-type="image/png"/>
  <manifest:file-entry manifest:full-path="Pictures/100000000000032D00000149F47F8363.png" manifest:media-type="image/png"/>
  <manifest:file-entry manifest:full-path="Pictures/100000000000027E0000027C44086837.png" manifest:media-type="image/png"/>
  <manifest:file-entry manifest:full-path="Pictures/10000000000002390000027595A8DD45.png" manifest:media-type="image/png"/>
  <manifest:file-entry manifest:full-path="Pictures/1000000000000250000002086B5351D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family="'DejaVu Sans Light'" style:font-family-generic="swiss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2" style:family="text">
      <style:text-properties fo:font-family="'DejaVu Sans Light'" style:font-family-generic="swiss" style:font-pitch="variable" fo:font-size="28pt" style:font-size-asian="28pt" style:font-size-complex="28pt"/>
    </style:style>
    <style:style style:name="T3" style:family="text">
      <style:text-properties fo:font-family="'DejaVu Sans Light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left CC0 / share &amp; remix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4.639cm" svg:height="12.179cm" svg:x="1.4cm" svg:y="4.914cm" presentation:class="subtitle">
          <draw:text-box>
            <text:p><text:span text:style-name="T1">Morphogenesis Of The Outside</text:span></text:p>
            <text:p><text:span text:style-name="T2">cybernetic workshop</text:span></text:p>
            <text:p><text:span text:style-name="T3">copyleft pa-f 2015</text:span></text:p>
          </draw:text-box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cursion</text:p>
          </draw:text-box>
        </draw:frame>
        <draw:frame draw:style-name="gr2" draw:text-style-name="P2" draw:layer="layout" svg:width="15.662cm" svg:height="13.757cm" svg:x="6.169cm" svg:y="4.843cm">
          <draw:image xlink:href="Pictures/1000000000000250000002086B5351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2" draw:text-style-name="P2" draw:layer="layout" svg:width="15.046cm" svg:height="15cm" svg:x="6.477cm" svg:y="3.4cm">
          <draw:image xlink:href="Pictures/100000000000027E0000027C440868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2" draw:text-style-name="P2" draw:layer="layout" svg:width="15.054cm" svg:height="16.641cm" svg:x="6.473cm" svg:y="1.2cm">
          <draw:image xlink:href="Pictures/10000000000002390000027595A8DD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2" draw:text-style-name="P2" draw:layer="layout" svg:width="21.51cm" svg:height="8.704cm" svg:x="3.09cm" svg:y="1.496cm">
          <draw:image xlink:href="Pictures/100000000000032D00000149F47F8363.png" xlink:type="simple" xlink:show="embed" xlink:actuate="onLoad">
            <text:p/>
          </draw:image>
        </draw:frame>
        <draw:frame draw:style-name="gr2" draw:text-style-name="P2" draw:layer="layout" svg:width="11.773cm" svg:height="7.778cm" svg:x="7.4cm" svg:y="11.4cm">
          <draw:image xlink:href="Pictures/10000000000001BD0000012622A566B5.png" xlink:type="simple" xlink:show="embed" xlink:actuate="onLoad">
            <text:p/>
          </draw:image>
        </draw:frame>
        <draw:frame draw:style-name="gr2" draw:text-style-name="P2" draw:layer="layout" svg:width="27.935cm" svg:height="11.304cm" svg:x="-0.335cm" svg:y="1.096cm">
          <draw:image xlink:href="Pictures/100000000000032D00000149F47F8363.png" xlink:type="simple" xlink:show="embed" xlink:actuate="onLoad">
            <text:p/>
          </draw:image>
        </draw:frame>
        <draw:frame draw:style-name="gr2" draw:text-style-name="P2" draw:layer="layout" svg:width="26.735cm" svg:height="10.818cm" svg:x="0.4cm" svg:y="1.096cm">
          <draw:image xlink:href="Pictures/100000000000032D00000149F47F8363.png" xlink:type="simple" xlink:show="embed" xlink:actuate="onLoad">
            <text:p/>
          </draw:image>
        </draw:frame>
        <draw:frame draw:style-name="gr2" draw:text-style-name="P2" draw:layer="layout" svg:width="25.639cm" svg:height="10.375cm" svg:x="0.761cm" svg:y="1.025cm">
          <draw:image xlink:href="Pictures/100000000000032D00000149F47F83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555</text:p>
          </draw:text-box>
        </draw:frame>
        <draw:frame draw:style-name="gr2" draw:text-style-name="P2" draw:layer="layout" svg:width="18.367cm" svg:height="12.18cm" svg:x="4.817cm" svg:y="4.914cm" presentation:class="graphic" presentation:user-transformed="true">
          <draw:image xlink:href="Pictures/10000000000003570000023758B04B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xtilo</text:p>
          </draw:text-box>
        </draw:frame>
        <draw:frame draw:style-name="gr2" draw:text-style-name="P2" draw:layer="layout" svg:width="12.18cm" svg:height="12.18cm" svg:x="7.91cm" svg:y="4.914cm" presentation:class="graphic" presentation:user-transformed="true">
          <draw:image xlink:href="Pictures/10000000000004A9000004A9A0468A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family="'DejaVu Sans Light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DejaVu Sans Light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DejaVu Sans Light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DejaVu Sans Light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DejaVu Sans Light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DejaVu Sans Light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Light'" style:font-family-generic="swiss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 Light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quez pour éditer le format du texte-titre</text:p>
        </draw:text-box>
      </draw:frame>
      <draw:frame presentation:style-name="Mpr2" draw:layer="backgroundobjects" svg:width="24.639cm" svg:height="12.18cm" svg:x="1.4cm" svg:y="4.914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 </meta:initial-creator>
    <meta:creation-date>2015-08-07T00:32:12</meta:creation-date>
    <dc:date>2015-08-07T01:05:20</dc:date>
    <dc:creator>x </dc:creator>
    <meta:editing-duration>PT13M</meta:editing-duration>
    <meta:editing-cycles>11</meta:editing-cycles>
    <meta:generator>LibreOffice/3.5$Linux_X86_64 LibreOffice_project/350m1$Build-2</meta:generator>
    <meta:document-statistic meta:object-count="56"/>
  </office:meta>
</office:document-meta>
</file>